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23263" officeooo:paragraph-rsid="00123263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53d53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123263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paragraph-rsid="001cddf9" style:font-weight-asian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1cddf9"/>
    </style:style>
    <style:style style:name="P11" style:family="paragraph" style:parent-style-name="Standard" style:list-style-name="L2">
      <style:paragraph-properties fo:line-height="150%" fo:text-align="justify" style:justify-single-word="false"/>
    </style:style>
    <style:style style:name="P12" style:family="paragraph" style:parent-style-name="Standard" style:list-style-name="WW8Num7">
      <style:paragraph-properties fo:line-height="150%"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123263" officeooo:paragraph-rsid="001cddf9"/>
    </style:style>
    <style:style style:name="P14" style:family="paragraph" style:parent-style-name="Standard" style:list-style-name="WW8Num1">
      <style:paragraph-properties fo:line-height="150%" fo:text-align="justify" style:justify-single-word="false"/>
      <style:text-properties officeooo:rsid="00123263" officeooo:paragraph-rsid="00123263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cddf9" officeooo:paragraph-rsid="001cddf9"/>
    </style:style>
    <style:style style:name="P16" style:family="paragraph" style:parent-style-name="Standard" style:list-style-name="WW8Num1">
      <style:paragraph-properties fo:line-height="150%" fo:text-align="justify" style:justify-single-word="false"/>
      <style:text-properties officeooo:rsid="00140b72" officeooo:paragraph-rsid="00140b72"/>
    </style:style>
    <style:style style:name="P17" style:family="paragraph" style:parent-style-name="Standard" style:list-style-name="WW8Num1">
      <style:paragraph-properties fo:line-height="150%" fo:text-align="justify" style:justify-single-word="false"/>
      <style:text-properties officeooo:rsid="00153d53" officeooo:paragraph-rsid="00153d53"/>
    </style:style>
    <style:style style:name="P18" style:family="paragraph" style:parent-style-name="Standard" style:list-style-name="WW8Num3">
      <style:paragraph-properties fo:line-height="150%" fo:text-align="justify" style:justify-single-word="false"/>
      <style:text-properties officeooo:rsid="00153d53" officeooo:paragraph-rsid="00153d53"/>
    </style:style>
    <style:style style:name="P19" style:family="paragraph" style:parent-style-name="Standard" style:list-style-name="WW8Num7">
      <style:paragraph-properties fo:line-height="150%" fo:text-align="justify" style:justify-single-word="false"/>
      <style:text-properties officeooo:rsid="00153d53" officeooo:paragraph-rsid="00153d53"/>
    </style:style>
    <style:style style:name="P20" style:family="paragraph" style:parent-style-name="Standard" style:list-style-name="WW8Num5">
      <style:paragraph-properties fo:margin-top="0cm" fo:margin-bottom="0cm" loext:contextual-spacing="false" fo:line-height="150%" fo:text-align="justify" style:justify-single-word="false"/>
      <style:text-properties officeooo:paragraph-rsid="00140b72"/>
    </style:style>
    <style:style style:name="P21" style:family="paragraph" style:parent-style-name="Standard" style:list-style-name="WW8Num5">
      <style:paragraph-properties fo:margin-top="0cm" fo:margin-bottom="0cm" loext:contextual-spacing="false" fo:line-height="150%" fo:text-align="justify" style:justify-single-word="false"/>
      <style:text-properties officeooo:rsid="00140b72" officeooo:paragraph-rsid="00140b72" style:font-weight-complex="bold"/>
    </style:style>
    <style:style style:name="P22" style:family="paragraph" style:parent-style-name="Footer">
      <style:text-properties style:font-name="Verdana" fo:font-size="9pt" style:font-size-asian="9pt" style:font-name-complex="Verdana" style:font-size-complex="9pt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d53" style:font-weight-asian="bold" style:font-weight-complex="bold"/>
    </style:style>
    <style:style style:name="T4" style:family="text">
      <style:text-properties officeooo:rsid="00140b72" style:font-weight-complex="bold"/>
    </style:style>
    <style:style style:name="T5" style:family="text">
      <style:text-properties officeooo:rsid="00123263"/>
    </style:style>
    <style:style style:name="T6" style:family="text">
      <style:text-properties officeooo:rsid="00140b72"/>
    </style:style>
    <style:style style:name="T7" style:family="text">
      <style:text-properties fo:color="#000000" style:text-underline-style="none" officeooo:rsid="00140b72" style:font-weight-complex="bold"/>
    </style:style>
    <style:style style:name="T8" style:family="text">
      <style:text-properties fo:color="#000000" style:text-position="super 58%" style:text-underline-style="none" officeooo:rsid="00140b72" style:font-weight-complex="bold"/>
    </style:style>
    <style:style style:name="T9" style:family="text">
      <style:text-properties officeooo:rsid="00153d53"/>
    </style:style>
    <style:style style:name="T10" style:family="text">
      <style:text-properties fo:font-style="normal" fo:font-weight="bold" officeooo:rsid="00153d53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153d53" style:font-style-asian="normal" style:font-weight-asian="normal" style:font-style-complex="normal" style:font-weight-complex="normal"/>
    </style:style>
    <style:style style:name="T12" style:family="text">
      <style:text-properties officeooo:rsid="001551a0"/>
    </style:style>
    <style:style style:name="T13" style:family="text">
      <style:text-properties officeooo:rsid="001f93a3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rriculum Vitae</text:p>
      <text:p text:style-name="P7">RÓBISON JOEL GUIMARÃES SIMON</text:p>
      <text:p text:style-name="P1"><draw:line text:anchor-type="paragraph" draw:z-index="0" draw:name="Forma1" draw:style-name="gr1" draw:text-style-name="P23" svg:x1="0.041cm" svg:y1="0.474cm" svg:x2="15.136cm" svg:y2="0.527cm"><text:p/></draw:line></text:p>
      <text:p text:style-name="P2">Dados pessoais:</text:p>
      <text:p text:style-name="P4">Data de nascimento: 2<text:span text:style-name="T5">3</text:span>/<text:span text:style-name="T5">03</text:span>/19<text:span text:style-name="T5">82</text:span> <text:s text:c="62"/>Sexo: masculino</text:p>
      <text:p text:style-name="P4">Local: <text:span text:style-name="T5">Canoas/RS</text:span> <text:s text:c="9"/><text:tab/><text:tab/><text:tab/><text:tab/><text:tab/> <text:s text:c="13"/>Estado civil: <text:span text:style-name="T5">solteiro</text:span></text:p>
      <text:p text:style-name="P4">Endereço: Rua <text:span text:style-name="T5">Irmão Florêncio</text:span>, <text:s/><text:span text:style-name="T5">146</text:span> – <text:span text:style-name="T5">Harmonia</text:span> – <text:span text:style-name="T5">Canoas/RS</text:span> </text:p>
      <text:p text:style-name="P4">Telefone: (<text:span text:style-name="T5">51</text:span>) <text:span text:style-name="T5">3032-7728 <text:s text:c="38"/></text:span><text:s text:c="21"/>Celular: <text:span text:style-name="T5">(51)99505-5383</text:span></text:p>
      <text:p text:style-name="P3">E-mail: <text:a xlink:type="simple" xlink:href="mailto:rjgsinfo@gmail.com" text:style-name="Internet_20_link" text:visited-style-name="Visited_20_Internet_20_Link">rjgsinfo@gmail.com</text:a> ou <text:a xlink:type="simple" xlink:href="mailto:robisonjoel@outlook.com" text:style-name="Internet_20_link" text:visited-style-name="Visited_20_Internet_20_Link">robisonjoel@outlook.com</text:a><text:tab/></text:p>
      <text:p text:style-name="P2"><draw:line text:anchor-type="paragraph" draw:z-index="1" draw:name="Forma1" draw:style-name="gr1" draw:text-style-name="P23" svg:x1="0.023cm" svg:y1="0.256cm" svg:x2="15.118cm" svg:y2="0.309cm"><text:p/></draw:line></text:p>
      <text:p text:style-name="P8">Formação: </text:p>
      <text:list xml:id="list1502578174632402468" text:style-name="L1">
        <text:list-item>
          <text:p text:style-name="P10">Superior <text:span text:style-name="T5">em andamento</text:span> – <text:span text:style-name="T5">Tecnólogo em Gestão de T.I. (Uniasselvi – 2016)</text:span></text:p>
        </text:list-item>
        <text:list-item>
          <text:p text:style-name="P13">Técnico em Informática – Colégio La Salle Canoas (2008)</text:p>
        </text:list-item>
        <text:list-item>
          <text:p text:style-name="P15">Técnico em Contabilidade – O Acadêmico - (2004)</text:p>
        </text:list-item>
      </text:list>
      <text:p text:style-name="P4"/>
      <text:p text:style-name="P9">Experiência Profissional:</text:p>
      <text:list xml:id="list2287397025372450208" text:style-name="WW8Num1">
        <text:list-item>
          <text:p text:style-name="P14">ASSOCIAÇÃO REVIVER (atual) – Educador Social – 2015;</text:p>
        </text:list-item>
        <text:list-item>
          <text:p text:style-name="P14">Colégio L<text:span text:style-name="T13">a</text:span> S<text:span text:style-name="T13">alle</text:span> C<text:span text:style-name="T13">anoas</text:span> – Segurança – <text:span text:style-name="T6">2013 a 2014;</text:span></text:p>
        </text:list-item>
        <text:list-item>
          <text:p text:style-name="P16">Hospital de Pronto Socorro de Canoas – Segurança – 2011 a 2013;</text:p>
        </text:list-item>
        <text:list-item>
          <text:p text:style-name="P17">SENAC <text:span text:style-name="T12">Zona Norte</text:span> – Educador Social – 2010 a 2011</text:p>
        </text:list-item>
        <text:list-item>
          <text:p text:style-name="P16">Hospital Beneficência Portuguesa – Assistente Administrativo – 2010;</text:p>
        </text:list-item>
        <text:list-item>
          <text:p text:style-name="P16">EPI – Escola de Idiomas e Informática – Vendas – 2009;</text:p>
        </text:list-item>
        <text:list-item>
          <text:p text:style-name="P16">Mitra Assessoria – Auxiliar Contábil – 2008 a 2009.</text:p>
        </text:list-item>
      </text:list>
      <text:p text:style-name="P4"/>
      <text:p text:style-name="P9">Conhecimentos em Informática: </text:p>
      <text:list xml:id="list4942772862866915737" text:style-name="WW8Num5">
        <text:list-item>
          <text:p text:style-name="P20"><text:span text:style-name="T4">Certificação </text:span><text:a xlink:type="simple" xlink:href="http://www.microsoftvirtualacademy.com/" text:style-name="Internet_20_link" text:visited-style-name="Visited_20_Internet_20_Link"><text:span text:style-name="Internet_20_link"><text:span text:style-name="T7">MVA Microsoft</text:span></text:span></text:a><text:a xlink:type="simple" xlink:href="http://www.microsoftvirtualacademy.com/" text:style-name="Internet_20_link" text:visited-style-name="Visited_20_Internet_20_Link"><text:span text:style-name="Internet_20_link"><text:span text:style-name="T8">TM</text:span></text:span></text:a><text:span text:style-name="T4"> em Noções Básicas sobre instalação de servidores;</text:span></text:p>
        </text:list-item>
        <text:list-item>
          <text:p text:style-name="P21">Larga Experiência em Plataforma Linux (Server <text:span text:style-name="T13">Core</text:span> <text:span text:style-name="T13">a</text:span> Desktop);</text:p>
        </text:list-item>
        <text:list-item>
          <text:p text:style-name="P21">Suporte avançado ao usuário final;</text:p>
        </text:list-item>
        <text:list-item>
          <text:p text:style-name="P21">Web designer e concepção de sites e aplicações da Internet;</text:p>
        </text:list-item>
        <text:list-item>
          <text:p text:style-name="P21">Desenvolvimento de palestras e capacitações</text:p>
        </text:list-item>
      </text:list>
      <text:p text:style-name="P2"/>
      <text:p text:style-name="P2"><text:soft-page-break/>Idiomas</text:p>
      <text:list xml:id="list6734215011341810958" text:style-name="L2">
        <text:list-item>
          <text:p text:style-name="P11">Inglês <text:span text:style-name="T6">e Espanhol</text:span> – Leitura <text:span text:style-name="T6">e entendimento satisfatórios.</text:span></text:p>
        </text:list-item>
      </text:list>
      <text:p text:style-name="P4"/>
      <text:p text:style-name="P9">Capacitação:</text:p>
      <text:list xml:id="list323954386984135386" text:style-name="WW8Num3">
        <text:list-item>
          <text:p text:style-name="P18">Redação Oficial – FDRH (2003)</text:p>
        </text:list-item>
        <text:list-item>
          <text:p text:style-name="P18">Eletricidade Básica – SENAI (1999);</text:p>
        </text:list-item>
      </text:list>
      <text:p text:style-name="P4"/>
      <text:p text:style-name="P4"><text:span text:style-name="T2">Áreas de Interesse de Lotação</text:span><text:span text:style-name="T1"> </text:span></text:p>
      <text:list xml:id="list2817180408275989655" text:style-name="WW8Num7">
        <text:list-item>
          <text:p text:style-name="P12">Setor financeiro;</text:p>
        </text:list-item>
        <text:list-item>
          <text:p text:style-name="P19">Capacitação;</text:p>
        </text:list-item>
        <text:list-item>
          <text:p text:style-name="P19">Tecnologia da Informação;</text:p>
        </text:list-item>
        <text:list-item>
          <text:p text:style-name="P12">Setor Administrativo;</text:p>
        </text:list-item>
        <text:list-item>
          <text:p text:style-name="P19">Manutenção;</text:p>
        </text:list-item>
      </text:list>
      <text:p text:style-name="P4"/>
      <text:p text:style-name="P9">Informações Adicionais</text:p>
      <text:p text:style-name="P5"><text:span text:style-name="T9"><text:tab/>Procurando uma empresa que me possibilite aprender com o artifício da prática. Atuo na <text:s/>área </text:span><text:span text:style-name="T3">Administrativa</text:span><text:span text:style-name="T9"> onde já acumulo certa experiência – serviços de escritório, Digitador, Arquivista, Office-boy e Operador de copiadora, controle de planilhas e pedidos de serviços, orientação profissional, liderança de equipe, atendimento telefônico e de recepção – quanto na área de </text:span><text:span text:style-name="T3">Tecnologia da Informação</text:span><text:span text:style-name="T9"> onde minha experiência informal, tornou-se base para minha formação técnica – Conhecimentos em Hardware e Software, plataformas Windows e Linux, implantação de soluções informatizadas, manutenção preventiva e/ou corretiva de estações de trabalho, Web Designer confeccionando páginas para internet. Na área do ensino, como </text:span><text:span text:style-name="T3">Educador</text:span><text:span text:style-name="T9"> ministrando aulas de Informática, Matemática Financeira, Economia e Administração. Também acumulo experiência como S</text:span><text:span text:style-name="T10">egurança</text:span><text:span text:style-name="T11"> patrimonial e Físic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cm" fo:margin-bottom="0cm" loext:contextual-spacing="false" fo:text-align="center" style:justify-single-word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2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cm" loext:contextual-spacing="false" fo:text-align="justify" style:justify-single-word="false"/>
    </style:style>
    <style:style style:name="western" style:family="paragraph" style:parent-style-name="Standard">
      <style:paragraph-properties fo:margin-top="0.494cm" fo:margin-bottom="0cm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Palatino Linotype" fo:font-family="'Palatino Linotype'" style:font-family-generic="roman" style:font-pitch="variable" fo:font-size="12pt" fo:font-style="normal" fo:font-weight="normal" style:font-size-asian="12pt" style:font-style-asian="normal" style:font-weight-asian="normal" style:font-name-complex="Palatino Linotype" style:font-family-complex="'Palatino Linotype'" style:font-family-generic-complex="roman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Palatino Linotype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Palatino Linotype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WW8Num6" text:consecutive-numbering="true">
      <text:list-level-style-bullet text:level="1" text:style-name="WW8Num6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Palatino Linotype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Palatino Linotype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Palatino Linotype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9pt" style:font-size-asian="9pt" style:font-name-complex="Verdana" style:font-size-complex="9pt"/>
    </style:style>
    <style:page-layout style:name="Mpm1">
      <style:page-layout-properties fo:page-width="21.001cm" fo:page-height="29.7cm" style:num-format="1" style:print-orientation="portrait" fo:margin-top="2.499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urriculum Vitae</dc:title>
    <meta:initial-creator>AAraujo</meta:initial-creator>
    <meta:creation-date>2005-03-15T13:50:00</meta:creation-date>
    <dc:date>2017-05-11T14:06:10.891408190</dc:date>
    <meta:editing-cycles>15</meta:editing-cycles>
    <meta:editing-duration>PT2H23M9S</meta:editing-duration>
    <meta:generator>LibreOffice/5.1.6.2$Linux_X86_64 LibreOffice_project/10m0$Build-2</meta:generator>
    <meta:document-statistic meta:table-count="0" meta:image-count="0" meta:object-count="0" meta:page-count="2" meta:paragraph-count="39" meta:word-count="329" meta:character-count="2533" meta:non-whitespace-character-count="2082"/>
  </office:meta>
</office:document-meta>
</file>